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14.16mm"/>
    </style:style>
    <style:style style:name="co12" style:family="table-column">
      <style:table-column-properties fo:break-before="auto" style:column-width="13.28mm"/>
    </style:style>
    <style:style style:name="co13" style:family="table-column">
      <style:table-column-properties fo:break-before="auto" style:column-width="17.2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8.15mm"/>
    </style:style>
    <style:style style:name="co17" style:family="table-column">
      <style:table-column-properties fo:break-before="auto" style:column-width="13.9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23.25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7" table:default-cell-style-name="ce19"/>
        <table:table-column table:style-name="co11" table:default-cell-style-name="ce19"/>
        <table:table-column table:style-name="co1" table:default-cell-style-name="ce19"/>
        <table:table-column table:style-name="co7" table:default-cell-style-name="ce19"/>
        <table:table-column table:style-name="co5" table:default-cell-style-name="ce19"/>
        <table:table-column table:style-name="co7" table:default-cell-style-name="ce19"/>
        <table:table-column table:style-name="co8" table:default-cell-style-name="ce19"/>
        <table:table-column table:style-name="co15" table:default-cell-style-name="ce19"/>
        <table:table-column table:style-name="co6" table:default-cell-style-name="ce19"/>
        <table:table-column table:style-name="co16" table:default-cell-style-name="ce19"/>
        <table:table-column table:style-name="co11" table:default-cell-style-name="ce19"/>
        <table:table-column table:style-name="co17" table:default-cell-style-name="ce19"/>
        <table:table-column table:style-name="co9" table:default-cell-style-name="ce19"/>
        <table:table-column table:style-name="co16" table:default-cell-style-name="ce19"/>
        <table:table-column table:style-name="co12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6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6" office:value-type="string" calcext:value-type="string" table:number-columns-spanned="9" table:number-rows-spanned="1">
              <text:p>中 華 民 國 100 年 4 月 份</text:p>
            </table:table-cell>
            <table:covered-table-cell table:number-columns-repeated="8" table:style-name="ce46"/>
            <table:table-cell table:style-name="ce49" table:number-columns-repeated="2"/>
            <table:table-cell table:style-name="ce30" table:number-columns-repeated="8"/>
            <table:table-cell table:style-name="ce52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3"/>
            <table:table-cell table:style-name="ce48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3"/>
            <table:covered-table-cell table:style-name="ce51"/>
            <table:table-cell table:style-name="ce53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4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4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5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93260" calcext:value-type="float">
            <text:p><text:s text:c="3"/>93,260</text:p>
          </table:table-cell>
          <table:table-cell table:style-name="ce35" office:value-type="float" office:value="3895" calcext:value-type="float">
            <text:p><text:s text:c="3"/>3,895</text:p>
          </table:table-cell>
          <table:table-cell table:style-name="ce35" office:value-type="float" office:value="8849" calcext:value-type="float">
            <text:p><text:s text:c="3"/>8,849</text:p>
          </table:table-cell>
          <table:table-cell table:style-name="ce35" office:value-type="float" office:value="6434" calcext:value-type="float">
            <text:p><text:s text:c="3"/>6,434</text:p>
          </table:table-cell>
          <table:table-cell table:style-name="ce35" office:value-type="float" office:value="3129" calcext:value-type="float">
            <text:p><text:s text:c="3"/>3,129</text:p>
          </table:table-cell>
          <table:table-cell table:style-name="ce35" office:value-type="float" office:value="1994" calcext:value-type="float">
            <text:p><text:s text:c="3"/>1,994</text:p>
          </table:table-cell>
          <table:table-cell table:style-name="ce35" office:value-type="float" office:value="3162" calcext:value-type="float">
            <text:p><text:s text:c="3"/>3,162</text:p>
          </table:table-cell>
          <table:table-cell table:style-name="ce35" office:value-type="float" office:value="11553" calcext:value-type="float">
            <text:p><text:s text:c="3"/>11,553</text:p>
          </table:table-cell>
          <table:table-cell table:style-name="ce35" office:value-type="float" office:value="263" calcext:value-type="float">
            <text:p><text:s text:c="3"/>263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6641" calcext:value-type="float">
            <text:p><text:s text:c="3"/>6,641</text:p>
          </table:table-cell>
          <table:table-cell table:style-name="ce35" office:value-type="float" office:value="45654" calcext:value-type="float">
            <text:p><text:s text:c="3"/>45,654</text:p>
          </table:table-cell>
          <table:table-cell table:style-name="ce35" office:value-type="float" office:value="1677" calcext:value-type="float">
            <text:p><text:s text:c="3"/>1,67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90600" calcext:value-type="float">
            <text:p><text:s text:c="3"/>90,600</text:p>
          </table:table-cell>
          <table:table-cell table:style-name="ce35" office:value-type="float" office:value="2879" calcext:value-type="float">
            <text:p><text:s text:c="3"/>2,879</text:p>
          </table:table-cell>
          <table:table-cell table:style-name="ce35" office:value-type="float" office:value="9261" calcext:value-type="float">
            <text:p><text:s text:c="3"/>9,261</text:p>
          </table:table-cell>
          <table:table-cell table:style-name="ce35" office:value-type="float" office:value="7831" calcext:value-type="float">
            <text:p><text:s text:c="3"/>7,831</text:p>
          </table:table-cell>
          <table:table-cell table:style-name="ce35" office:value-type="float" office:value="3668" calcext:value-type="float">
            <text:p><text:s text:c="3"/>3,668</text:p>
          </table:table-cell>
          <table:table-cell table:style-name="ce35" office:value-type="float" office:value="2164" calcext:value-type="float">
            <text:p><text:s text:c="3"/>2,164</text:p>
          </table:table-cell>
          <table:table-cell table:style-name="ce35" office:value-type="float" office:value="2999" calcext:value-type="float">
            <text:p><text:s text:c="3"/>2,999</text:p>
          </table:table-cell>
          <table:table-cell table:style-name="ce35" office:value-type="float" office:value="8769" calcext:value-type="float">
            <text:p><text:s text:c="3"/>8,769</text:p>
          </table:table-cell>
          <table:table-cell table:style-name="ce35" office:value-type="float" office:value="690" calcext:value-type="float">
            <text:p><text:s text:c="3"/>690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6643" calcext:value-type="float">
            <text:p><text:s text:c="3"/>6,643</text:p>
          </table:table-cell>
          <table:table-cell table:style-name="ce35" office:value-type="float" office:value="45654" calcext:value-type="float">
            <text:p><text:s text:c="3"/>45,65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6" office:value-type="float" office:value="2660" calcext:value-type="float">
            <text:p>2,660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2234" calcext:value-type="float">
            <text:p><text:s text:c="3"/>42,234</text:p>
          </table:table-cell>
          <table:table-cell table:style-name="ce35" office:value-type="float" office:value="1807" calcext:value-type="float">
            <text:p><text:s text:c="3"/>1,807</text:p>
          </table:table-cell>
          <table:table-cell table:style-name="ce35" office:value-type="float" office:value="4154" calcext:value-type="float">
            <text:p><text:s text:c="3"/>4,154</text:p>
          </table:table-cell>
          <table:table-cell table:style-name="ce35" office:value-type="float" office:value="3039" calcext:value-type="float">
            <text:p><text:s text:c="3"/>3,039</text:p>
          </table:table-cell>
          <table:table-cell table:style-name="ce35" office:value-type="float" office:value="1386" calcext:value-type="float">
            <text:p><text:s text:c="3"/>1,386</text:p>
          </table:table-cell>
          <table:table-cell table:style-name="ce35" office:value-type="float" office:value="907" calcext:value-type="float">
            <text:p><text:s text:c="3"/>907</text:p>
          </table:table-cell>
          <table:table-cell table:style-name="ce35" office:value-type="float" office:value="1492" calcext:value-type="float">
            <text:p><text:s text:c="3"/>1,492</text:p>
          </table:table-cell>
          <table:table-cell table:style-name="ce35" office:value-type="float" office:value="5251" calcext:value-type="float">
            <text:p><text:s text:c="3"/>5,251</text:p>
          </table:table-cell>
          <table:table-cell table:style-name="ce35" office:value-type="float" office:value="151" calcext:value-type="float">
            <text:p><text:s text:c="3"/>151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926" calcext:value-type="float">
            <text:p><text:s text:c="3"/>2,926</text:p>
          </table:table-cell>
          <table:table-cell table:style-name="ce35" office:value-type="float" office:value="20733" calcext:value-type="float">
            <text:p><text:s text:c="3"/>20,733</text:p>
          </table:table-cell>
          <table:table-cell table:style-name="ce35" office:value-type="float" office:value="384" calcext:value-type="float">
            <text:p><text:s text:c="3"/>38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1412" calcext:value-type="float">
            <text:p><text:s text:c="3"/>41,412</text:p>
          </table:table-cell>
          <table:table-cell table:style-name="ce35" office:value-type="float" office:value="1349" calcext:value-type="float">
            <text:p><text:s text:c="3"/>1,349</text:p>
          </table:table-cell>
          <table:table-cell table:style-name="ce35" office:value-type="float" office:value="4305" calcext:value-type="float">
            <text:p><text:s text:c="3"/>4,305</text:p>
          </table:table-cell>
          <table:table-cell table:style-name="ce35" office:value-type="float" office:value="3663" calcext:value-type="float">
            <text:p><text:s text:c="3"/>3,663</text:p>
          </table:table-cell>
          <table:table-cell table:style-name="ce35" office:value-type="float" office:value="1631" calcext:value-type="float">
            <text:p><text:s text:c="3"/>1,631</text:p>
          </table:table-cell>
          <table:table-cell table:style-name="ce35" office:value-type="float" office:value="975" calcext:value-type="float">
            <text:p><text:s text:c="3"/>975</text:p>
          </table:table-cell>
          <table:table-cell table:style-name="ce35" office:value-type="float" office:value="1352" calcext:value-type="float">
            <text:p><text:s text:c="3"/>1,352</text:p>
          </table:table-cell>
          <table:table-cell table:style-name="ce35" office:value-type="float" office:value="4135" calcext:value-type="float">
            <text:p><text:s text:c="3"/>4,135</text:p>
          </table:table-cell>
          <table:table-cell table:style-name="ce35" office:value-type="float" office:value="319" calcext:value-type="float">
            <text:p><text:s text:c="3"/>319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927" calcext:value-type="float">
            <text:p><text:s text:c="3"/>2,927</text:p>
          </table:table-cell>
          <table:table-cell table:style-name="ce35" office:value-type="float" office:value="20733" calcext:value-type="float">
            <text:p><text:s text:c="3"/>20,73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57" office:value-type="float" office:value="822" calcext:value-type="float">
            <text:p>822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6" office:value-type="float" office:value="51026" calcext:value-type="float">
            <text:p><text:s text:c="3"/>51,026</text:p>
          </table:table-cell>
          <table:table-cell table:style-name="ce36" office:value-type="float" office:value="2088" calcext:value-type="float">
            <text:p><text:s text:c="3"/>2,088</text:p>
          </table:table-cell>
          <table:table-cell table:style-name="ce36" office:value-type="float" office:value="4695" calcext:value-type="float">
            <text:p><text:s text:c="3"/>4,695</text:p>
          </table:table-cell>
          <table:table-cell table:style-name="ce36" office:value-type="float" office:value="3395" calcext:value-type="float">
            <text:p><text:s text:c="3"/>3,395</text:p>
          </table:table-cell>
          <table:table-cell table:style-name="ce36" office:value-type="float" office:value="1743" calcext:value-type="float">
            <text:p><text:s text:c="3"/>1,743</text:p>
          </table:table-cell>
          <table:table-cell table:style-name="ce36" office:value-type="float" office:value="1087" calcext:value-type="float">
            <text:p><text:s text:c="3"/>1,087</text:p>
          </table:table-cell>
          <table:table-cell table:style-name="ce36" office:value-type="float" office:value="1670" calcext:value-type="float">
            <text:p><text:s text:c="3"/>1,670</text:p>
          </table:table-cell>
          <table:table-cell table:style-name="ce36" office:value-type="float" office:value="6302" calcext:value-type="float">
            <text:p><text:s text:c="3"/>6,302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715" calcext:value-type="float">
            <text:p><text:s text:c="3"/>3,715</text:p>
          </table:table-cell>
          <table:table-cell table:style-name="ce36" office:value-type="float" office:value="24921" calcext:value-type="float">
            <text:p><text:s text:c="3"/>24,921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9188" calcext:value-type="float">
            <text:p><text:s text:c="3"/>49,188</text:p>
          </table:table-cell>
          <table:table-cell table:style-name="ce36" office:value-type="float" office:value="1530" calcext:value-type="float">
            <text:p><text:s text:c="3"/>1,530</text:p>
          </table:table-cell>
          <table:table-cell table:style-name="ce36" office:value-type="float" office:value="4956" calcext:value-type="float">
            <text:p><text:s text:c="3"/>4,956</text:p>
          </table:table-cell>
          <table:table-cell table:style-name="ce36" office:value-type="float" office:value="4168" calcext:value-type="float">
            <text:p><text:s text:c="3"/>4,168</text:p>
          </table:table-cell>
          <table:table-cell table:style-name="ce36" office:value-type="float" office:value="2037" calcext:value-type="float">
            <text:p><text:s text:c="3"/>2,037</text:p>
          </table:table-cell>
          <table:table-cell table:style-name="ce36" office:value-type="float" office:value="1189" calcext:value-type="float">
            <text:p><text:s text:c="3"/>1,189</text:p>
          </table:table-cell>
          <table:table-cell table:style-name="ce36" office:value-type="float" office:value="1647" calcext:value-type="float">
            <text:p><text:s text:c="3"/>1,647</text:p>
          </table:table-cell>
          <table:table-cell table:style-name="ce36" office:value-type="float" office:value="4634" calcext:value-type="float">
            <text:p><text:s text:c="3"/>4,634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716" calcext:value-type="float">
            <text:p><text:s text:c="3"/>3,716</text:p>
          </table:table-cell>
          <table:table-cell table:style-name="ce36" office:value-type="float" office:value="24921" calcext:value-type="float">
            <text:p><text:s text:c="3"/>24,92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58" office:value-type="float" office:value="1838" calcext:value-type="float">
            <text:p>1,838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7052" calcext:value-type="float">
            <text:p>17,052</text:p>
          </table:table-cell>
          <table:table-cell table:style-name="ce37" office:value-type="float" office:value="833" calcext:value-type="float">
            <text:p>83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353" calcext:value-type="float">
            <text:p>4,353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3763" calcext:value-type="float">
            <text:p>3,763</text:p>
          </table:table-cell>
          <table:table-cell table:style-name="ce37" office:value-type="float" office:value="76" calcext:value-type="float">
            <text:p>7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582" calcext:value-type="float">
            <text:p>6,582</text:p>
          </table:table-cell>
          <table:table-cell table:style-name="ce37" office:value-type="float" office:value="373" calcext:value-type="float">
            <text:p>37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054" calcext:value-type="float">
            <text:p>16,054</text:p>
          </table:table-cell>
          <table:table-cell table:style-name="ce37" office:value-type="float" office:value="613" calcext:value-type="float">
            <text:p>61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483" calcext:value-type="float">
            <text:p>4,483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3255" calcext:value-type="float">
            <text:p>3,255</text:p>
          </table:table-cell>
          <table:table-cell table:style-name="ce37" office:value-type="float" office:value="230" calcext:value-type="float">
            <text:p>23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6582" calcext:value-type="float">
            <text:p>6,58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59" office:value-type="float" office:value="998" calcext:value-type="float">
            <text:p>998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7741" calcext:value-type="float">
            <text:p>7,741</text:p>
          </table:table-cell>
          <table:table-cell table:style-name="ce38" office:value-type="float" office:value="380" calcext:value-type="float">
            <text:p>3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42" calcext:value-type="float">
            <text:p>2,042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748" calcext:value-type="float">
            <text:p>1,748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962" calcext:value-type="float">
            <text:p>2,962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34" calcext:value-type="float">
            <text:p>7,434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66" calcext:value-type="float">
            <text:p>2,066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1575" calcext:value-type="float">
            <text:p>1,575</text:p>
          </table:table-cell>
          <table:table-cell table:style-name="ce38" office:value-type="float" office:value="116" calcext:value-type="float">
            <text:p>1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962" calcext:value-type="float">
            <text:p>2,9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" calcext:value-type="float">
            <text:p>6</text:p>
          </table:table-cell>
          <table:table-cell table:style-name="ce60" office:value-type="float" office:value="307" calcext:value-type="float">
            <text:p>307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9" office:value-type="float" office:value="9311" calcext:value-type="float">
            <text:p>9,311</text:p>
          </table:table-cell>
          <table:table-cell table:style-name="ce39" office:value-type="float" office:value="453" calcext:value-type="float">
            <text:p>45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11" calcext:value-type="float">
            <text:p>2,311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2015" calcext:value-type="float">
            <text:p>2,015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20" calcext:value-type="float">
            <text:p>3,620</text:p>
          </table:table-cell>
          <table:table-cell table:style-name="ce39" office:value-type="float" office:value="279" calcext:value-type="float">
            <text:p>27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620" calcext:value-type="float">
            <text:p>8,620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17" calcext:value-type="float">
            <text:p>2,417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1680" calcext:value-type="float">
            <text:p>1,680</text:p>
          </table:table-cell>
          <table:table-cell table:style-name="ce39" office:value-type="float" office:value="114" calcext:value-type="float">
            <text:p>1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20" calcext:value-type="float">
            <text:p>3,62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61" office:value-type="float" office:value="691" calcext:value-type="float">
            <text:p>691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4065" calcext:value-type="float">
            <text:p>14,065</text:p>
          </table:table-cell>
          <table:table-cell table:style-name="ce37" office:value-type="float" office:value="1403" calcext:value-type="float">
            <text:p>1,403</text:p>
          </table:table-cell>
          <table:table-cell table:style-name="ce37" office:value-type="float" office:value="4483" calcext:value-type="float">
            <text:p>4,4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2386" calcext:value-type="float">
            <text:p>2,386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553" calcext:value-type="float">
            <text:p>4,553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893" calcext:value-type="float">
            <text:p>11,893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office:value-type="float" office:value="4353" calcext:value-type="float">
            <text:p>4,35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492" calcext:value-type="float">
            <text:p>1,492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553" calcext:value-type="float">
            <text:p>4,55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59" office:value-type="float" office:value="2172" calcext:value-type="float">
            <text:p>2,172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6521" calcext:value-type="float">
            <text:p>6,521</text:p>
          </table:table-cell>
          <table:table-cell table:style-name="ce38" office:value-type="float" office:value="635" calcext:value-type="float">
            <text:p>635</text:p>
          </table:table-cell>
          <table:table-cell table:style-name="ce38" office:value-type="float" office:value="2066" calcext:value-type="float">
            <text:p>2,0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1129" calcext:value-type="float">
            <text:p>1,129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04" calcext:value-type="float">
            <text:p>2,104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560" calcext:value-type="float">
            <text:p>5,560</text:p>
          </table:table-cell>
          <table:table-cell table:style-name="ce38" office:value-type="float" office:value="414" calcext:value-type="float">
            <text:p>414</text:p>
          </table:table-cell>
          <table:table-cell table:style-name="ce38" office:value-type="float" office:value="2042" calcext:value-type="float">
            <text:p>2,0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720" calcext:value-type="float">
            <text:p>720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04" calcext:value-type="float">
            <text:p>2,10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961" calcext:value-type="float">
            <text:p>961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7544" calcext:value-type="float">
            <text:p>7,544</text:p>
          </table:table-cell>
          <table:table-cell table:style-name="ce39" office:value-type="float" office:value="768" calcext:value-type="float">
            <text:p>768</text:p>
          </table:table-cell>
          <table:table-cell table:style-name="ce39" office:value-type="float" office:value="2417" calcext:value-type="float">
            <text:p>2,41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257" calcext:value-type="float">
            <text:p>1,257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49" calcext:value-type="float">
            <text:p>2,449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333" calcext:value-type="float">
            <text:p>6,333</text:p>
          </table:table-cell>
          <table:table-cell table:style-name="ce39" office:value-type="float" office:value="483" calcext:value-type="float">
            <text:p>483</text:p>
          </table:table-cell>
          <table:table-cell table:style-name="ce39" office:value-type="float" office:value="2311" calcext:value-type="float">
            <text:p>2,3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772" calcext:value-type="float">
            <text:p>772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49" calcext:value-type="float">
            <text:p>2,44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1211" calcext:value-type="float">
            <text:p>1,211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11262" calcext:value-type="float">
            <text:p>11,262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2576" calcext:value-type="float">
            <text:p>2,576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142" calcext:value-type="float">
            <text:p>7,142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513" calcext:value-type="float">
            <text:p>10,513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1851" calcext:value-type="float">
            <text:p>1,851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142" calcext:value-type="float">
            <text:p>7,14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62" office:value-type="float" office:value="749" calcext:value-type="float">
            <text:p>749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4984" calcext:value-type="float">
            <text:p>4,984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138" calcext:value-type="float">
            <text:p>1,138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75" calcext:value-type="float">
            <text:p>3,175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88" calcext:value-type="float">
            <text:p>4,688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815" calcext:value-type="float">
            <text:p>81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75" calcext:value-type="float">
            <text:p>3,17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296" calcext:value-type="float">
            <text:p>296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6278" calcext:value-type="float">
            <text:p>6,278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1438" calcext:value-type="float">
            <text:p>1,438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67" calcext:value-type="float">
            <text:p>3,967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825" calcext:value-type="float">
            <text:p>5,825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036" calcext:value-type="float">
            <text:p>1,036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67" calcext:value-type="float">
            <text:p>3,967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64" office:value-type="float" office:value="453" calcext:value-type="float">
            <text:p>453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7279" calcext:value-type="float">
            <text:p>7,279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835" calcext:value-type="float">
            <text:p>4,835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959" calcext:value-type="float">
            <text:p>6,959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835" calcext:value-type="float">
            <text:p>4,83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62" office:value-type="float" office:value="320" calcext:value-type="float">
            <text:p>320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3280" calcext:value-type="float">
            <text:p>3,280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08" calcext:value-type="float">
            <text:p>2,20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68" calcext:value-type="float">
            <text:p>3,168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6" calcext:value-type="float">
            <text:p>276</text:p>
          </table:table-cell>
          <table:table-cell table:style-name="ce38" office:value-type="float" office:value="319" calcext:value-type="float">
            <text:p>319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208" calcext:value-type="float">
            <text:p>2,20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112" calcext:value-type="float">
            <text:p>112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3999" calcext:value-type="float">
            <text:p>3,99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27" calcext:value-type="float">
            <text:p>2,627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91" calcext:value-type="float">
            <text:p>3,791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82" calcext:value-type="float">
            <text:p>382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27" calcext:value-type="float">
            <text:p>2,62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208" calcext:value-type="float">
            <text:p>208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12159" calcext:value-type="float">
            <text:p>12,159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74" calcext:value-type="float">
            <text:p>1,674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608" calcext:value-type="float">
            <text:p>8,608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035" calcext:value-type="float">
            <text:p>12,03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88" calcext:value-type="float">
            <text:p>1,388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608" calcext:value-type="float">
            <text:p>8,60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2" office:value-type="float" office:value="124" calcext:value-type="float">
            <text:p>124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5527" calcext:value-type="float">
            <text:p>5,527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276" calcext:value-type="float">
            <text:p>2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66" calcext:value-type="float">
            <text:p>3,96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73" calcext:value-type="float">
            <text:p>5,573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63" calcext:value-type="float">
            <text:p>663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66" calcext:value-type="float">
            <text:p>3,96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3" office:value-type="float" office:value="-46" calcext:value-type="float">
            <text:p><text:s text:c="7"/>－46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9" office:value-type="float" office:value="6632" calcext:value-type="float">
            <text:p>6,632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34" calcext:value-type="float">
            <text:p>934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642" calcext:value-type="float">
            <text:p>4,642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462" calcext:value-type="float">
            <text:p>6,462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25" calcext:value-type="float">
            <text:p>725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642" calcext:value-type="float">
            <text:p>4,64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170" calcext:value-type="float">
            <text:p>170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30600" calcext:value-type="float">
            <text:p>30,600</text:p>
          </table:table-cell>
          <table:table-cell table:style-name="ce37" office:value-type="float" office:value="809" calcext:value-type="float">
            <text:p>809</text:p>
          </table:table-cell>
          <table:table-cell table:style-name="ce37" office:value-type="float" office:value="3255" calcext:value-type="float">
            <text:p>3,255</text:p>
          </table:table-cell>
          <table:table-cell table:style-name="ce37" office:value-type="float" office:value="1492" calcext:value-type="float">
            <text:p>1,492</text:p>
          </table:table-cell>
          <table:table-cell table:style-name="ce37" office:value-type="float" office:value="1851" calcext:value-type="float">
            <text:p>1,851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1389" calcext:value-type="float">
            <text:p>1,38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640" calcext:value-type="float">
            <text:p>6,640</text:p>
          </table:table-cell>
          <table:table-cell table:style-name="ce37" office:value-type="float" office:value="13798" calcext:value-type="float">
            <text:p>13,798</text:p>
          </table:table-cell>
          <table:table-cell table:style-name="ce37" office:value-type="float" office:value="578" calcext:value-type="float">
            <text:p>57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737" calcext:value-type="float">
            <text:p>32,737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3762" calcext:value-type="float">
            <text:p>3,762</text:p>
          </table:table-cell>
          <table:table-cell table:style-name="ce37" office:value-type="float" office:value="2386" calcext:value-type="float">
            <text:p>2,386</text:p>
          </table:table-cell>
          <table:table-cell table:style-name="ce37" office:value-type="float" office:value="2576" calcext:value-type="float">
            <text:p>2,576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office:value-type="float" office:value="1674" calcext:value-type="float">
            <text:p>1,67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642" calcext:value-type="float">
            <text:p>6,642</text:p>
          </table:table-cell>
          <table:table-cell table:style-name="ce37" office:value-type="float" office:value="13798" calcext:value-type="float">
            <text:p>13,79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62" office:value-type="float" office:value="-2137" calcext:value-type="float">
            <text:p><text:s text:c="7"/>－2,137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13788" calcext:value-type="float">
            <text:p>13,788</text:p>
          </table:table-cell>
          <table:table-cell table:style-name="ce38" office:value-type="float" office:value="387" calcext:value-type="float">
            <text:p>387</text:p>
          </table:table-cell>
          <table:table-cell table:style-name="ce38" office:value-type="float" office:value="1575" calcext:value-type="float">
            <text:p>1,575</text:p>
          </table:table-cell>
          <table:table-cell table:style-name="ce38" office:value-type="float" office:value="720" calcext:value-type="float">
            <text:p>720</text:p>
          </table:table-cell>
          <table:table-cell table:style-name="ce38" office:value-type="float" office:value="815" calcext:value-type="float">
            <text:p>815</text:p>
          </table:table-cell>
          <table:table-cell table:style-name="ce38" office:value-type="float" office:value="319" calcext:value-type="float">
            <text:p>319</text:p>
          </table:table-cell>
          <table:table-cell table:style-name="ce38" office:value-type="float" office:value="663" calcext:value-type="float">
            <text:p>6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25" calcext:value-type="float">
            <text:p>2,925</text:p>
          </table:table-cell>
          <table:table-cell table:style-name="ce38" office:value-type="float" office:value="6247" calcext:value-type="float">
            <text:p>6,247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759" calcext:value-type="float">
            <text:p>14,759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1748" calcext:value-type="float">
            <text:p>1,748</text:p>
          </table:table-cell>
          <table:table-cell table:style-name="ce38" office:value-type="float" office:value="1129" calcext:value-type="float">
            <text:p>1,129</text:p>
          </table:table-cell>
          <table:table-cell table:style-name="ce38" office:value-type="float" office:value="1138" calcext:value-type="float">
            <text:p>1,138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26" calcext:value-type="float">
            <text:p>2,926</text:p>
          </table:table-cell>
          <table:table-cell table:style-name="ce38" office:value-type="float" office:value="6247" calcext:value-type="float">
            <text:p>6,24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63" office:value-type="float" office:value="-971" calcext:value-type="float">
            <text:p><text:s text:c="7"/>－971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16812" calcext:value-type="float">
            <text:p>16,812</text:p>
          </table:table-cell>
          <table:table-cell table:style-name="ce39" office:value-type="float" office:value="422" calcext:value-type="float">
            <text:p>422</text:p>
          </table:table-cell>
          <table:table-cell table:style-name="ce39" office:value-type="float" office:value="1680" calcext:value-type="float">
            <text:p>1,680</text:p>
          </table:table-cell>
          <table:table-cell table:style-name="ce39" office:value-type="float" office:value="772" calcext:value-type="float">
            <text:p>772</text:p>
          </table:table-cell>
          <table:table-cell table:style-name="ce39" office:value-type="float" office:value="1036" calcext:value-type="float">
            <text:p>1,036</text:p>
          </table:table-cell>
          <table:table-cell table:style-name="ce39" office:value-type="float" office:value="382" calcext:value-type="float">
            <text:p>382</text:p>
          </table:table-cell>
          <table:table-cell table:style-name="ce39" office:value-type="float" office:value="726" calcext:value-type="float">
            <text:p>7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15" calcext:value-type="float">
            <text:p>3,715</text:p>
          </table:table-cell>
          <table:table-cell table:style-name="ce39" office:value-type="float" office:value="7551" calcext:value-type="float">
            <text:p>7,551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7978" calcext:value-type="float">
            <text:p>17,978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2014" calcext:value-type="float">
            <text:p>2,014</text:p>
          </table:table-cell>
          <table:table-cell table:style-name="ce39" office:value-type="float" office:value="1257" calcext:value-type="float">
            <text:p>1,257</text:p>
          </table:table-cell>
          <table:table-cell table:style-name="ce39" office:value-type="float" office:value="1438" calcext:value-type="float">
            <text:p>1,438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office:value-type="float" office:value="934" calcext:value-type="float">
            <text:p>9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16" calcext:value-type="float">
            <text:p>3,716</text:p>
          </table:table-cell>
          <table:table-cell table:style-name="ce39" office:value-type="float" office:value="7551" calcext:value-type="float">
            <text:p>7,55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-1166" calcext:value-type="float">
            <text:p><text:s text:c="7"/>－1,166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68" calcext:value-type="float">
            <text:p>1,46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913" calcext:value-type="float">
            <text:p>91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47" calcext:value-type="float">
            <text:p>1,74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913" calcext:value-type="float">
            <text:p>91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79" calcext:value-type="float">
            <text:p><text:s text:c="7"/>－27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88" calcext:value-type="float">
            <text:p>38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32" calcext:value-type="float">
            <text:p><text:s text:c="7"/>－132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25" calcext:value-type="float">
            <text:p>82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2" calcext:value-type="float">
            <text:p>97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2"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525" calcext:value-type="float">
            <text:p>5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47" calcext:value-type="float">
            <text:p><text:s text:c="7"/>－147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7951" calcext:value-type="float">
            <text:p>7,951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554" calcext:value-type="float">
            <text:p>554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26" calcext:value-type="float">
            <text:p>1,326</text:p>
          </table:table-cell>
          <table:table-cell table:style-name="ce40" office:value-type="float" office:value="3735" calcext:value-type="float">
            <text:p>3,735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670" calcext:value-type="float">
            <text:p>7,670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699" calcext:value-type="float">
            <text:p>699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54" calcext:value-type="float">
            <text:p>1,154</text:p>
          </table:table-cell>
          <table:table-cell table:style-name="ce40" office:value-type="float" office:value="3735" calcext:value-type="float">
            <text:p>3,73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2" office:value-type="float" office:value="281" calcext:value-type="float">
            <text:p>281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3" calcext:value-type="float">
            <text:p>613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69" calcext:value-type="float">
            <text:p>3,469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538" calcext:value-type="float">
            <text:p>538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131" calcext:value-type="float">
            <text:p>131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351" calcext:value-type="float">
            <text:p>4,351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2063" calcext:value-type="float">
            <text:p>2,063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01" calcext:value-type="float">
            <text:p>4,201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85" calcext:value-type="float">
            <text:p>685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2063" calcext:value-type="float">
            <text:p>2,06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150" calcext:value-type="float">
            <text:p>150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114" calcext:value-type="float">
            <text:p>2,11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32" calcext:value-type="float">
            <text:p>932</text:p>
          </table:table-cell>
          <table:table-cell table:style-name="ce40" office:value-type="float" office:value="686" calcext:value-type="float">
            <text:p>68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95" calcext:value-type="float">
            <text:p>1,79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113" calcext:value-type="float">
            <text:p>11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21" calcext:value-type="float">
            <text:p>721</text:p>
          </table:table-cell>
          <table:table-cell table:style-name="ce40" office:value-type="float" office:value="686" calcext:value-type="float">
            <text:p>6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319" calcext:value-type="float">
            <text:p>31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9" calcext:value-type="float">
            <text:p>8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121" calcext:value-type="float">
            <text:p>121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174" calcext:value-type="float">
            <text:p>1,17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6" calcext:value-type="float">
            <text:p>97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346" calcext:value-type="float">
            <text:p>34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98" calcext:value-type="float">
            <text:p>198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627" calcext:value-type="float">
            <text:p>1,627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638" calcext:value-type="float">
            <text:p>63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07" calcext:value-type="float">
            <text:p>1,607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638" calcext:value-type="float">
            <text:p>63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20" calcext:value-type="float">
            <text:p>20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85" calcext:value-type="float">
            <text:p>85</text:p>
          </table:table-cell>
          <table:table-cell table:number-columns-repeated="2"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19" calcext:value-type="float">
            <text:p><text:s text:c="7"/>－19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08" calcext:value-type="float">
            <text:p>90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39" calcext:value-type="float">
            <text:p>39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096" calcext:value-type="float">
            <text:p>3,096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1784" calcext:value-type="float">
            <text:p>1,784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51" calcext:value-type="float">
            <text:p>3,651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23" calcext:value-type="float">
            <text:p>523</text:p>
          </table:table-cell>
          <table:table-cell table:style-name="ce40" office:value-type="float" office:value="1784" calcext:value-type="float">
            <text:p>1,78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555" calcext:value-type="float">
            <text:p><text:s text:c="7"/>－555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814" calcext:value-type="float">
            <text:p>81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6" calcext:value-type="float">
            <text:p>1,64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814" calcext:value-type="float">
            <text:p>8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96" calcext:value-type="float">
            <text:p><text:s text:c="7"/>－296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746" calcext:value-type="float">
            <text:p>1,74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970" calcext:value-type="float">
            <text:p>97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05" calcext:value-type="float">
            <text:p>2,00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970" calcext:value-type="float">
            <text:p>97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59" calcext:value-type="float">
            <text:p><text:s text:c="7"/>－259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488" calcext:value-type="float">
            <text:p>488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485" calcext:value-type="float">
            <text:p>48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72" calcext:value-type="float">
            <text:p><text:s text:c="7"/>－172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71" calcext:value-type="float">
            <text:p>57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16" calcext:value-type="float">
            <text:p>2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05" calcext:value-type="float">
            <text:p><text:s text:c="7"/>－105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51" calcext:value-type="float">
            <text:p>75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269" calcext:value-type="float">
            <text:p>26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7" calcext:value-type="float">
            <text:p><text:s text:c="7"/>－67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858" calcext:value-type="float">
            <text:p>1,85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67" calcext:value-type="float">
            <text:p>2,06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43" calcext:value-type="float">
            <text:p>443</text:p>
          </table:table-cell>
          <table:table-cell table:style-name="ce40" office:value-type="float" office:value="683" calcext:value-type="float">
            <text:p>68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09" calcext:value-type="float">
            <text:p><text:s text:c="7"/>－209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284" calcext:value-type="float">
            <text:p>28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03" calcext:value-type="float">
            <text:p><text:s text:c="7"/>－103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48" calcext:value-type="float">
            <text:p>1,04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4" calcext:value-type="float">
            <text:p>1,15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399" calcext:value-type="float">
            <text:p>3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6" calcext:value-type="float">
            <text:p><text:s text:c="7"/>－106</text:p>
          </table:table-cell>
          <table:table-cell table:style-name="ce67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24" calcext:value-type="float">
            <text:p>1,524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68" calcext:value-type="float">
            <text:p>568</text:p>
          </table:table-cell>
          <table:table-cell table:style-name="ce40" office:value-type="float" office:value="495" calcext:value-type="float">
            <text:p>49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877" calcext:value-type="float">
            <text:p>1,877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1" calcext:value-type="float">
            <text:p>671</text:p>
          </table:table-cell>
          <table:table-cell table:style-name="ce40" office:value-type="float" office:value="495" calcext:value-type="float">
            <text:p>49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353" calcext:value-type="float">
            <text:p><text:s text:c="7"/>－353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32" calcext:value-type="float">
            <text:p>73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240" calcext:value-type="float">
            <text:p>24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240" calcext:value-type="float">
            <text:p>24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22" calcext:value-type="float">
            <text:p><text:s text:c="7"/>－122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92" calcext:value-type="float">
            <text:p>79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3" calcext:value-type="float">
            <text:p>1,02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255" calcext:value-type="float">
            <text:p>2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31" calcext:value-type="float">
            <text:p><text:s text:c="7"/>－231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465" calcext:value-type="float">
            <text:p>4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148" calcext:value-type="float">
            <text:p>3,14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753" calcext:value-type="float">
            <text:p>7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661" calcext:value-type="float">
            <text:p><text:s text:c="7"/>－661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160" calcext:value-type="float">
            <text:p>1,16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305" calcext:value-type="float">
            <text:p><text:s text:c="7"/>－30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327" calcext:value-type="float">
            <text:p>1,32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83" calcext:value-type="float">
            <text:p>1,68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714" calcext:value-type="float">
            <text:p>7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56" calcext:value-type="float">
            <text:p><text:s text:c="7"/>－356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770" calcext:value-type="float">
            <text:p>77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61" calcext:value-type="float">
            <text:p>86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91" calcext:value-type="float">
            <text:p><text:s text:c="7"/>－91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46" calcext:value-type="float">
            <text:p><text:s text:c="7"/>－46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22" calcext:value-type="float">
            <text:p>1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5" calcext:value-type="float">
            <text:p><text:s text:c="7"/>－45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47" calcext:value-type="float">
            <text:p>1,54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39" calcext:value-type="float">
            <text:p>1,739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938" calcext:value-type="float">
            <text:p>9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92" calcext:value-type="float">
            <text:p><text:s text:c="7"/>－192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2" table:style-name="ce41" office:value-type="float" office:value="11" calcext:value-type="float">
            <text:p>1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427" calcext:value-type="float">
            <text:p>4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92" calcext:value-type="float">
            <text:p><text:s text:c="7"/>－92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46" calcext:value-type="float">
            <text:p>84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6" calcext:value-type="float">
            <text:p>94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511" calcext:value-type="float">
            <text:p>5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0" calcext:value-type="float">
            <text:p><text:s text:c="7"/>－100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18" calcext:value-type="float">
            <text:p>1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78" calcext:value-type="float">
            <text:p><text:s text:c="7"/>－78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7" calcext:value-type="float">
            <text:p><text:s text:c="7"/>－17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5" calcext:value-type="float">
            <text:p>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1" calcext:value-type="float">
            <text:p><text:s text:c="7"/>－61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696" calcext:value-type="float">
            <text:p>696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62" calcext:value-type="float">
            <text:p>1,76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696" calcext:value-type="float">
            <text:p>69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-245" calcext:value-type="float">
            <text:p><text:s text:c="7"/>－24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2" table:style-name="ce41" office:value-type="float" office:value="155" calcext:value-type="float">
            <text:p>15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88" calcext:value-type="float">
            <text:p><text:s text:c="7"/>－88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9" calcext:value-type="float">
            <text:p>98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96" calcext:value-type="float">
            <text:p>39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57" calcext:value-type="float">
            <text:p><text:s text:c="7"/>－157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875" calcext:value-type="float">
            <text:p>1,87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64" calcext:value-type="float">
            <text:p>664</text:p>
          </table:table-cell>
          <table:table-cell table:style-name="ce40" office:value-type="float" office:value="726" calcext:value-type="float">
            <text:p>726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27" calcext:value-type="float">
            <text:p>1,827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102" calcext:value-type="float">
            <text:p>102</text:p>
          </table:table-cell>
          <table:table-cell table:number-columns-repeated="2"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60" calcext:value-type="float">
            <text:p>660</text:p>
          </table:table-cell>
          <table:table-cell table:style-name="ce40" office:value-type="float" office:value="726" calcext:value-type="float">
            <text:p>7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48" calcext:value-type="float">
            <text:p>48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8" calcext:value-type="float">
            <text:p>75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322" calcext:value-type="float">
            <text:p>3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79" calcext:value-type="float">
            <text:p>79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38" calcext:value-type="float">
            <text:p>1,03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9" calcext:value-type="float">
            <text:p>1,06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404" calcext:value-type="float">
            <text:p>40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1" calcext:value-type="float">
            <text:p><text:s text:c="7"/>－31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126" calcext:value-type="float">
            <text:p>1,126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6" calcext:value-type="float">
            <text:p>546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96" calcext:value-type="float">
            <text:p>1,09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9" calcext:value-type="float">
            <text:p>459</text:p>
          </table:table-cell>
          <table:table-cell table:style-name="ce40" office:value-type="float" office:value="302" calcext:value-type="float">
            <text:p>30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0" calcext:value-type="float">
            <text:p>3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7" calcext:value-type="float">
            <text:p>47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27" calcext:value-type="float">
            <text:p>1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3" calcext:value-type="float">
            <text:p>2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26" calcext:value-type="float">
            <text:p>62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9" calcext:value-type="float">
            <text:p>61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175" calcext:value-type="float">
            <text:p>1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7" calcext:value-type="float">
            <text:p>7</text:p>
          </table:table-cell>
          <table:table-cell table:style-name="ce67" table:number-columns-repeated="993"/>
        </table:table-row>
        <table:table-row table:style-name="ro7">
          <table:table-cell table:style-name="ce14"/>
          <table:table-cell table:style-name="ce27" office:value-type="string" calcext:value-type="string">
            <text:p>計</text:p>
          </table:table-cell>
          <table:table-cell table:style-name="ce40" office:value-type="float" office:value="843" calcext:value-type="float">
            <text:p>84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238" calcext:value-type="float">
            <text:p>2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434" calcext:value-type="float">
            <text:p>434</text:p>
          </table:table-cell>
          <table:table-cell table:style-name="ce67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07" calcext:value-type="float">
            <text:p>1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163" calcext:value-type="float">
            <text:p>16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71" calcext:value-type="float">
            <text:p>271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777" calcext:value-type="float">
            <text:p>77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10" calcext:value-type="float">
            <text:p>2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421" calcext:value-type="float">
            <text:p>421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86" calcext:value-type="float">
            <text:p>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153" calcext:value-type="float">
            <text:p>15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4" calcext:value-type="float">
            <text:p>1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" calcext:value-type="float">
            <text:p>6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68" calcext:value-type="float">
            <text:p>26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13" calcext:value-type="float">
            <text:p>13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1" calcext:value-type="float">
            <text:p>2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0" office:value-type="float" office:value="10" calcext:value-type="float">
            <text:p>10</text:p>
          </table:table-cell>
          <table:table-cell table:style-name="ce67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67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0" office:value-type="string" calcext:value-type="string" table:number-columns-spanned="5" table:number-rows-spanned="1">
            <text:p>內政部戶政司 民國100年5月6日編製</text:p>
          </table:table-cell>
          <table:covered-table-cell table:number-columns-repeated="4" table:style-name="ce50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5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5-06T14:58:27</meta:creation-date>
    <dc:creator>user</dc:creator>
    <dc:date>2011-05-06T14:59:00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